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9a96" style:font-name="Times" fo:font-size="36pt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Times" fo:font-size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4497f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21d8a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52be5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b915c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9dacc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2e0e3e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34f4c1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Times" fo:font-size="12pt" fo:font-weight="bold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 fo:font-weight="bold"/>
    </style:style>
    <style:style style:name="P14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4497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rsid="00121d8a" officeooo:paragraph-rsid="00121d8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top="0.706cm" fo:margin-bottom="0.529cm" loext:contextual-spacing="false"/>
      <style:text-properties fo:color="#00615e" style:font-name="Times" fo:font-size="18pt" style:text-underline-style="solid" style:text-underline-width="auto" style:text-underline-color="font-color" fo:font-weight="bold"/>
    </style:style>
    <style:style style:name="P17" style:family="paragraph" style:parent-style-name="Standard">
      <style:paragraph-properties fo:margin-top="0.706cm" fo:margin-bottom="0.529cm" loext:contextual-spacing="false"/>
      <style:text-properties fo:color="#00615e" style:font-name="Times" fo:font-size="18pt" fo:font-weight="bold"/>
    </style:style>
    <style:style style:name="P18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/>
    </style:style>
    <style:style style:name="P19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paragraph-rsid="00121d8a"/>
    </style:style>
    <style:style style:name="P20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paragraph-rsid="0014cd6a"/>
    </style:style>
    <style:style style:name="P21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paragraph-rsid="0015b37e"/>
    </style:style>
    <style:style style:name="P22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paragraph-rsid="002e0e3e"/>
    </style:style>
    <style:style style:name="P23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paragraph-rsid="0034f4c1"/>
    </style:style>
    <style:style style:name="P24" style:family="paragraph" style:parent-style-name="Standard">
      <style:paragraph-properties fo:margin-top="0.353cm" fo:margin-bottom="0.353cm" loext:contextual-spacing="false" fo:line-height="115%" fo:text-align="justify" style:justify-single-word="false"/>
      <style:text-properties fo:color="#000000" style:font-name="Times" fo:font-size="12pt" officeooo:paragraph-rsid="0034f4c1"/>
    </style:style>
    <style:style style:name="P25" style:family="paragraph" style:parent-style-name="Standard">
      <style:paragraph-properties fo:margin-top="0.706cm" fo:margin-bottom="0.529cm" loext:contextual-spacing="false" fo:line-height="115%" fo:text-align="justify" style:justify-single-word="false"/>
      <style:text-properties fo:color="#00615e" style:font-name="Times" fo:font-size="18pt" fo:font-style="normal" style:text-underline-style="solid" style:text-underline-width="auto" style:text-underline-color="font-color" fo:font-weight="bold" officeooo:rsid="00035fb8" officeooo:paragraph-rsid="0004497f" style:font-style-asian="normal" style:font-style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3562ba"/>
    </style:style>
    <style:style style:name="P27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paragraph-rsid="0014cd6a"/>
    </style:style>
    <style:style style:name="P28" style:family="paragraph" style:parent-style-name="Standard">
      <style:paragraph-properties fo:margin-top="0.353cm" fo:margin-bottom="0.353cm" loext:contextual-spacing="false"/>
      <style:text-properties fo:color="#354d51" style:font-name="Times" fo:font-size="14pt" fo:font-weight="bold" officeooo:rsid="003562ba" officeooo:paragraph-rsid="003562b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italic" fo:font-weight="bold"/>
    </style:style>
    <style:style style:name="T7" style:family="text">
      <style:text-properties fo:font-style="italic" officeooo:rsid="0004fc40"/>
    </style:style>
    <style:style style:name="T8" style:family="text">
      <style:text-properties fo:font-style="italic" style:text-underline-style="none" fo:font-weight="normal" officeooo:rsid="00121d8a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88e3d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9dacc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1ed8b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3562ba" style:font-style-asian="italic" style:font-weight-asian="normal" style:font-style-complex="italic" style:font-weight-complex="normal"/>
    </style:style>
    <style:style style:name="T13" style:family="text">
      <style:text-properties fo:font-style="italic" officeooo:rsid="0005cf3f" style:font-style-asian="italic" style:font-style-complex="italic"/>
    </style:style>
    <style:style style:name="T14" style:family="text">
      <style:text-properties fo:font-style="italic" officeooo:rsid="0004fc40" style:font-style-asian="italic" style:font-style-complex="italic"/>
    </style:style>
    <style:style style:name="T15" style:family="text">
      <style:text-properties fo:font-style="italic" fo:font-weight="normal" officeooo:rsid="000c416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21d8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52be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74cb8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88e3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9dac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29878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562ba" style:font-style-asian="italic" style:font-weight-asian="normal" style:font-style-complex="italic" style:font-weight-complex="normal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5cf3f" style:font-weight-asian="bold" style:font-weight-complex="bold"/>
    </style:style>
    <style:style style:name="T26" style:family="text">
      <style:text-properties fo:font-weight="bold" officeooo:rsid="0004fc40" style:font-weight-asian="bold" style:font-weight-complex="bold"/>
    </style:style>
    <style:style style:name="T27" style:family="text">
      <style:text-properties fo:font-weight="bold" officeooo:rsid="000c4160" style:font-weight-asian="bold" style:font-weight-complex="bold"/>
    </style:style>
    <style:style style:name="T28" style:family="text">
      <style:text-properties fo:font-weight="bold" officeooo:rsid="00121d8a" style:font-weight-asian="bold" style:font-weight-complex="bold"/>
    </style:style>
    <style:style style:name="T29" style:family="text">
      <style:text-properties fo:font-weight="bold" officeooo:rsid="003562ba" style:font-weight-asian="bold" style:font-weight-complex="bold"/>
    </style:style>
    <style:style style:name="T30" style:family="text">
      <style:text-properties fo:color="#00615e" fo:font-size="18pt" style:text-underline-style="solid" style:text-underline-width="auto" style:text-underline-color="font-color" fo:font-weight="bold"/>
    </style:style>
    <style:style style:name="T31" style:family="text">
      <style:text-properties fo:color="#00615e" fo:font-size="18pt" style:text-underline-style="solid" style:text-underline-width="auto" style:text-underline-color="font-color" fo:font-weight="bold" officeooo:rsid="0004497f"/>
    </style:style>
    <style:style style:name="T32" style:family="text">
      <style:text-properties officeooo:rsid="0004fc40"/>
    </style:style>
    <style:style style:name="T33" style:family="text">
      <style:text-properties fo:font-style="normal" style:text-underline-style="none" fo:font-weight="bold" officeooo:rsid="00121d8a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fo:font-weight="bold" officeooo:rsid="0019dacc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none" fo:font-weight="bold" officeooo:rsid="00320b89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bold" officeooo:rsid="00322ab7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bold" officeooo:rsid="003562ba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fo:font-weight="bold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21d8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19dacc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188e3d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31ed8b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320b89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322ab7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3562b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21d8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152be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74cb8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88e3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9dac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b915c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f8e6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20b89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22ab7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562ba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officeooo:rsid="00152be5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174cb8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19dacc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20b89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322ab7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style:font-style-asian="normal" style:font-style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0c4160" style:font-weight-asian="normal" style:font-weight-complex="normal"/>
    </style:style>
    <style:style style:name="T66" style:family="text">
      <style:text-properties fo:font-weight="normal" officeooo:rsid="00121d8a" style:font-weight-asian="normal" style:font-weight-complex="normal"/>
    </style:style>
    <style:style style:name="T67" style:family="text">
      <style:text-properties fo:font-weight="normal" officeooo:rsid="00129878" style:font-weight-asian="normal" style:font-weight-complex="normal"/>
    </style:style>
    <style:style style:name="T68" style:family="text">
      <style:text-properties fo:font-weight="normal" officeooo:rsid="00174cb8" style:font-weight-asian="normal" style:font-weight-complex="normal"/>
    </style:style>
    <style:style style:name="T69" style:family="text">
      <style:text-properties fo:font-weight="normal" officeooo:rsid="003562ba" style:font-weight-asian="normal" style:font-weight-complex="normal"/>
    </style:style>
    <style:style style:name="T70" style:family="text">
      <style:text-properties officeooo:rsid="0005cf3f"/>
    </style:style>
    <style:style style:name="T71" style:family="text">
      <style:text-properties officeooo:rsid="00121d8a"/>
    </style:style>
    <style:style style:name="T72" style:family="text">
      <style:text-properties officeooo:rsid="0014cd6a"/>
    </style:style>
    <style:style style:name="T73" style:family="text">
      <style:text-properties officeooo:rsid="0015b37e"/>
    </style:style>
    <style:style style:name="T74" style:family="text">
      <style:text-properties officeooo:rsid="00174cb8"/>
    </style:style>
    <style:style style:name="T75" style:family="text">
      <style:text-properties officeooo:rsid="002e0e3e"/>
    </style:style>
    <style:style style:name="T76" style:family="text">
      <style:text-properties officeooo:rsid="002f8e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tti</text:p>
      <text:p text:style-name="P16">Subset #1</text:p>
      <text:p text:style-name="P2"><text:span text:style-name="T2">Precondizione globale: </text:span><text:span text:style-name="T1">Il </text:span><text:span text:style-name="T5">Manager</text:span><text:span text:style-name="T1"> </text:span><text:span text:style-name="T2">M</text:span><text:span text:style-name="T1"> esiste dall’inizio del caso d’uso e resta lo stesso per tutto l’UC.</text:span></text:p>
      <text:p text:style-name="P17">Iniziare partita</text:p>
      <text:p text:style-name="P18">iniziaCreazionePartita(porta, parolaChiave)</text:p>
      <text:p text:style-name="P2"><text:span text:style-name="T23">Precondizioni: </text:span><text:span text:style-name="T4">porta</text:span> è un numero, <text:span text:style-name="T4">parolaChiave</text:span> è un testo. Non esistono oggetti <text:span text:style-name="T4">Server</text:span></text:p>
      <text:p text:style-name="P2"><text:span text:style-name="T23">Postcondizioni</text:span>: viene creato un oggetto <text:span text:style-name="T4">Server</text:span> con attributi pari ai parametri dell’operazione.</text:p>
      <text:p text:style-name="P2"/>
      <text:p text:style-name="P18">creaPartita(robodromo, nMaxGiocatori, nRobotPerGiocatore, condizioneFinePartita, upgradeInizialiSiONo)</text:p>
      <text:p text:style-name="P2"><text:span text:style-name="T23">Precondizioni: </text:span>esiste un oggetto <text:span text:style-name="T4">Server </text:span><text:span text:style-name="T23">S</text:span>, <text:span text:style-name="T4">robodromo</text:span> è un testo che identifica un tipo di robodromo, <text:span text:style-name="T4">nMaxGiocatori </text:span>e <text:span text:style-name="T4">nRobotPerGiocatore </text:span>sono numeri, <text:span text:style-name="T4">condizioneFinePartita</text:span> è uno fra <text:span text:style-name="T23">primo, primi3, tutti</text:span>, <text:span text:style-name="T4">upgradeInizialiSiONo</text:span> è <text:span text:style-name="T23">sì</text:span> oppure <text:span text:style-name="T23">no</text:span>.</text:p>
      <text:p text:style-name="P2"/>
      <text:p text:style-name="P2"><text:span text:style-name="T23">Postcondizioni</text:span>: viene creato un oggetto <text:span text:style-name="T4">Partita </text:span><text:span text:style-name="T23">P</text:span> con attributi <text:span text:style-name="T4">nMaxGiocatori, nRobotPerGiocatore, condizioneFinePartita</text:span> e <text:span text:style-name="T4">upgradeInizialiSiONo</text:span> pari ai parametri omonimi dell’operazione, e <text:span text:style-name="T4">avviataSiONo</text:span> = <text:span text:style-name="T23">no.</text:span></text:p>
      <text:p text:style-name="P2"><text:span text:style-name="T23">P </text:span>viene associata al <text:span text:style-name="T4">Server</text:span> <text:span text:style-name="T23">S</text:span>.</text:p>
      <text:p text:style-name="P2">Il <text:span text:style-name="T4">Manager</text:span> <text:span text:style-name="T23">M</text:span> <text:span text:style-name="T4">crea</text:span> <text:span text:style-name="T23">P</text:span>.</text:p>
      <text:p text:style-name="P2">Viene creato un <text:span text:style-name="T4">Robodromo</text:span> <text:span text:style-name="T23">R</text:span> con <text:span text:style-name="T4">tipoRobodromo</text:span> pari al parametro <text:span text:style-name="T4">robodromo</text:span>, e <text:span text:style-name="T23">P</text:span> <text:span text:style-name="T4">ha</text:span> <text:span text:style-name="T23">R</text:span>.</text:p>
      <text:p text:style-name="P2">Vengono creati <text:span text:style-name="T4">n</text:span> (vedi <text:span text:style-name="T23">regole di business</text:span>) <text:span text:style-name="T4">Robot</text:span> <text:span text:style-name="T4">disponibili in </text:span><text:span text:style-name="T23">P</text:span> con <text:span text:style-name="T4">nome </text:span>e <text:span text:style-name="T4">colore</text:span> come da <text:span text:style-name="T23">regole di business</text:span>.</text:p>
      <text:p text:style-name="P18">avviaPartita( )</text:p>
      <text:p text:style-name="P2"><text:span text:style-name="T23">Precondizioni: </text:span>Esiste una partita <text:span text:style-name="T23">P </text:span>con <text:span text:style-name="T4">avviataSiONo</text:span> = <text:span text:style-name="T23">no. </text:span>i <text:span text:style-name="T4">partecipanti</text:span> di <text:span text:style-name="T23">P </text:span>sono almeno 2 e non più di <text:span text:style-name="T4">nMaxGiocatori </text:span>di <text:span text:style-name="T23">P</text:span>. Sul <text:span text:style-name="T4">Robodromo </text:span>di <text:span text:style-name="T23">P</text:span> <text:span text:style-name="T4">gareggiano</text:span> almeno 2 <text:span text:style-name="T4">Robot. </text:span>Ciascun <text:span text:style-name="T4">Giocatore </text:span>che <text:span text:style-name="T4">partecipa</text:span> a <text:span text:style-name="T23">P </text:span><text:span text:style-name="T4">controlla</text:span> al massimo <text:span text:style-name="T4">nRobotPerGiocatore</text:span> di <text:span text:style-name="T23">P</text:span>.</text:p>
      <text:p text:style-name="P11">Postcondizioni:</text:p>
      <text:p text:style-name="P2">L’attributo <text:span text:style-name="T4">avviataSiONo </text:span><text:s/>di <text:span text:style-name="T23">P</text:span> viene impostato a <text:span text:style-name="T23">sì</text:span>.</text:p>
      <text:p text:style-name="P2">Se <text:span text:style-name="T4">upgradeInizialiSiONo </text:span>in <text:span text:style-name="T23">P</text:span> è pari a <text:span text:style-name="T23">sì</text:span>, l’attributo <text:span text:style-name="T4">upgrade </text:span>di ciascun <text:span text:style-name="T4">RobotInPartita</text:span> viene assegnato come da <text:span text:style-name="T23">regole di business. </text:span></text:p>
      <text:p text:style-name="P18">annullaPartita( )</text:p>
      <text:p text:style-name="P2"><text:span text:style-name="T23">Precondizioni: </text:span>Esiste una partita <text:span text:style-name="T23">P </text:span>con <text:span text:style-name="T4">avviataSiONo</text:span> = <text:span text:style-name="T23">no.</text:span> </text:p>
      <text:p text:style-name="P2"><text:span text:style-name="T23">Postcondizioni: </text:span>Vengono eliminati: l’oggetto<text:span text:style-name="T23"> P</text:span>, il suo <text:span text:style-name="T4">Robodromo </text:span>(con eventuali <text:span text:style-name="T4">Robot</text:span> che <text:span text:style-name="T4">gareggiano</text:span> su di esso), il suo <text:span text:style-name="T4">Server</text:span>, i <text:span text:style-name="T4">Robot</text:span> <text:span text:style-name="T4">disponibili</text:span> su <text:span text:style-name="T23">P</text:span>, le <text:span text:style-name="T4">Richieste di Partecipazione</text:span> <text:span text:style-name="T4">relative </text:span>a <text:span text:style-name="T23">P</text:span>, e tutte le altre associazioni di <text:span text:style-name="T23">P</text:span>.</text:p>
      <text:p text:style-name="P17">Gestire richieste di partecipazione</text:p>
      <text:p text:style-name="P18"><text:soft-page-break/>accettaRichiesta(richiesta, robot)</text:p>
      <text:p text:style-name="P2"><text:span text:style-name="T23">Precondizioni: </text:span>Esiste una <text:span text:style-name="T4">Partita </text:span><text:span text:style-name="T23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3">P</text:span>, <text:span text:style-name="T4">effettuata da</text:span> un <text:span text:style-name="T4">Giocatore</text:span> <text:span text:style-name="T23">G</text:span>, con <text:span text:style-name="T4">parolaChiave</text:span> uguale alla <text:span text:style-name="T4">parolaChiave</text:span> del <text:span text:style-name="T4">Server</text:span> associato a <text:span text:style-name="T23">P</text:span>, e con <text:span text:style-name="T4">accettataSiONo</text:span> non assegnato.</text:p>
      <text:p text:style-name="P2"><text:span text:style-name="T4">robot</text:span> è una lista di <text:span text:style-name="T4">Robot</text:span> <text:span text:style-name="T4">disponibili in </text:span><text:span text:style-name="T23">P</text:span>.</text:p>
      <text:p text:style-name="P11">Postcondizioni:</text:p>
      <text:p text:style-name="P2">Ciascun <text:span text:style-name="T4">Robot </text:span><text:span text:style-name="T23">Rb</text:span><text:span text:style-name="T4"> </text:span>nella lista <text:span text:style-name="T4">robot</text:span> <text:span text:style-name="T4">gareggia sul Robodromo </text:span><text:span text:style-name="T23">R</text:span> associato a <text:span text:style-name="T23">P</text:span> con <text:span text:style-name="T4">dockDiPartenza</text:span> assegnato come da <text:span text:style-name="T23">regole di business</text:span> e <text:span text:style-name="T23">Rb</text:span> non è più <text:span text:style-name="T4">disponibile in </text:span><text:span text:style-name="T23">P</text:span>. </text:p>
      <text:p text:style-name="P2">Il <text:span text:style-name="T4">Giocatore</text:span> <text:span text:style-name="T23">G</text:span> <text:span text:style-name="T4">partecipa </text:span>a<text:span text:style-name="T4"> </text:span><text:span text:style-name="T23">P</text:span> e <text:span text:style-name="T4">controlla</text:span> ciascun <text:span text:style-name="T4">Robot</text:span> nella lista <text:span text:style-name="T4">robot</text:span>.</text:p>
      <text:p text:style-name="P2">L’attributo <text:span text:style-name="T4">accettataSiONo</text:span> di <text:span text:style-name="T4">richiesta</text:span> viene impostato a <text:span text:style-name="T23">sì</text:span>.</text:p>
      <text:p text:style-name="P2"/>
      <text:p text:style-name="P2"/>
      <text:p text:style-name="P18">rifiutaRichiesta(richiesta)</text:p>
      <text:p text:style-name="P2"><text:span text:style-name="T23">Precondizioni: </text:span>Esiste una <text:span text:style-name="T4">Partita </text:span><text:span text:style-name="T23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3">P</text:span>, <text:span text:style-name="T4">effettuata da</text:span> un <text:span text:style-name="T4">Giocatore</text:span> <text:span text:style-name="T23">G</text:span>, con <text:span text:style-name="T4">parolaChiave</text:span> uguale alla <text:span text:style-name="T4">parolaChiave</text:span> del <text:span text:style-name="T4">Server</text:span> associato a <text:span text:style-name="T23">P</text:span>, e con <text:span text:style-name="T4">accettataSiONo</text:span> non assegnato.</text:p>
      <text:p text:style-name="P11">Postcondizioni:</text:p>
      <text:p text:style-name="P2">L’attributo <text:span text:style-name="T4">accettataSiONo</text:span> di <text:span text:style-name="T4">richiesta</text:span> viene impostato a <text:span text:style-name="T23">no</text:span>.</text:p>
      <text:p text:style-name="P11"/>
      <text:p text:style-name="P2"/>
      <text:p text:style-name="P16">Subset #2</text:p>
      <text:p text:style-name="P2"><text:span text:style-name="T2">Precondizione globale:</text:span><text:span text:style-name="T1"> esiste un </text:span><text:span text:style-name="T5">giocatore</text:span><text:span text:style-name="T1"> </text:span><text:span text:style-name="T2">G</text:span><text:span text:style-name="T1"> dall’inizio del caso d’uso e resta lo stesso per tutto l’UC.</text:span></text:p>
      <text:p text:style-name="P17">Allenarsi </text:p>
      <text:p text:style-name="P18">iniziaAllenamento()</text:p>
      <text:p text:style-name="P2"><text:span text:style-name="T23">Precondizioni: </text:span><text:span text:style-name="T4"><text:s/></text:span><text:span text:style-name="T23">G </text:span>vuole iniziare un nuovo <text:span text:style-name="T4">Allenamento </text:span><text:span text:style-name="T23">A.</text:span></text:p>
      <text:p text:style-name="P2"><text:span text:style-name="T23">Postcondizioni: </text:span>Viene creato un oggetto <text:span text:style-name="T4">Allenamento </text:span><text:span text:style-name="T23">A . <text:s/></text:span>viene creato un oggetto <text:s text:c="2"/><text:span text:style-name="T4">Robot In Allenamento </text:span><text:span text:style-name="T23">RA.</text:span></text:p>
      <text:p text:style-name="P2"/>
      <text:p text:style-name="P18">sceltaRobodromo(robodromo)</text:p>
      <text:p text:style-name="P2"><text:span text:style-name="T23">Precondizioni: </text:span>Esiste un <text:span text:style-name="T4">Allenamento </text:span><text:span text:style-name="T23">A.</text:span></text:p>
      <text:p text:style-name="P2"><text:span text:style-name="T23">Postcondizioni: </text:span>Viene creato un <text:span text:style-name="T4">Robodromo</text:span> <text:span text:style-name="T23">R</text:span> con <text:span text:style-name="T4">tipoRobodromo</text:span> pari al parametro <text:span text:style-name="T4">robodromo</text:span>, e <text:span text:style-name="T23">A</text:span> <text:span text:style-name="T4">ha</text:span> <text:span text:style-name="T23">R</text:span>.</text:p>
      <text:p text:style-name="P12"/>
      <text:p text:style-name="P12"/>
      <text:p text:style-name="P18">richiediPoolIstruzioni()</text:p>
      <text:p text:style-name="P2"><text:span text:style-name="T23">Precondizioni: </text:span>Esiste un <text:span text:style-name="T4">Allenamento </text:span><text:span text:style-name="T23">A.</text:span></text:p>
      <text:p text:style-name="P2"><text:span text:style-name="T23">Postcondizioni:</text:span><text:span text:style-name="T6"> </text:span>Vengono creati <text:span text:style-name="T4">n</text:span> oggetti <text:span text:style-name="T4">scheda Istruzione </text:span>e vengono resi visibili a <text:span text:style-name="T23">G.</text:span></text:p>
      <text:p text:style-name="P18"><text:soft-page-break/></text:p>
      <text:p text:style-name="P18">creaProgramma()</text:p>
      <text:p text:style-name="P2"><text:span text:style-name="T23">Precondizioni: </text:span>-</text:p>
      <text:p text:style-name="P2"><text:span text:style-name="T23">Postcondizioni:</text:span><text:span text:style-name="T6"> </text:span>viene creato un oggetto <text:span text:style-name="T4">Programma</text:span> <text:span text:style-name="T23">P </text:span>posseduto da <text:s/><text:span text:style-name="T4">Robot In Allenamento </text:span><text:span text:style-name="T23">RA. </text:span></text:p>
      <text:p text:style-name="P18">aggiugiScheda(scheda)</text:p>
      <text:p text:style-name="P2"><text:span text:style-name="T23">Precondizioni: </text:span>Esiste un<text:span text:style-name="T23"> </text:span><text:span text:style-name="T4">Programma</text:span> <text:span text:style-name="T23">P.</text:span><text:tab/></text:p>
      <text:p text:style-name="P2"><text:span text:style-name="T4">scheda</text:span> è una <text:span text:style-name="T4">scheda Istruzione</text:span></text:p>
      <text:p text:style-name="P2"><text:span text:style-name="T23">Postcondizioni</text:span><text:span text:style-name="T6">: </text:span><text:span text:style-name="T23">P </text:span><text:s/>ha <text:span text:style-name="T4">scheda. <text:s/></text:span>L’attributo <text:span text:style-name="T4">numeroOrdine </text:span>di <text:span text:style-name="T4">sequenza </text:span><text:s/>viene modificato secondo le <text:s/><text:span text:style-name="T23">regole di business.</text:span></text:p>
      <text:p text:style-name="P12"/>
      <text:p text:style-name="P18">eliminaScheda(scheda)</text:p>
      <text:p text:style-name="P2"><text:span text:style-name="T23">Precondizioni: </text:span>Esiste un<text:span text:style-name="T23"> </text:span><text:span text:style-name="T4">Programma</text:span> <text:span text:style-name="T23">P.</text:span><text:tab/></text:p>
      <text:p text:style-name="P2"><text:span text:style-name="T4">scheda</text:span> è una <text:span text:style-name="T4">scheda Istruzione</text:span></text:p>
      <text:p text:style-name="P2"><text:span text:style-name="T23">Postcondizioni</text:span><text:span text:style-name="T6">: </text:span><text:span text:style-name="T23">P </text:span>non ha più <text:span text:style-name="T4">scheda. <text:s/></text:span>L’attributo <text:span text:style-name="T4">numeroOrdine </text:span>di <text:span text:style-name="T4">sequenza </text:span><text:s/>viene modificato secondo le <text:s/><text:span text:style-name="T23">regole di business.</text:span></text:p>
      <text:p text:style-name="P12"/>
      <text:p text:style-name="P18">modificaOrdine(scheda1, scheda2)</text:p>
      <text:p text:style-name="P2"><text:span text:style-name="T23">Precondizioni: </text:span>Esiste un<text:span text:style-name="T23"> </text:span><text:span text:style-name="T4">Programma</text:span> <text:span text:style-name="T23">P.</text:span><text:tab/></text:p>
      <text:p text:style-name="P2"><text:span text:style-name="T4">scheda1, scheda2</text:span> sono <text:span text:style-name="T4">scheda Istruzione</text:span></text:p>
      <text:p text:style-name="P2"><text:span text:style-name="T23">Postcondizioni:</text:span><text:span text:style-name="T6"> </text:span><text:span text:style-name="T4">scheda1, scheda2 </text:span>vengono scambiate di ordine in <text:span text:style-name="T23">P. </text:span><text:span text:style-name="T4"><text:s/></text:span>L’attributo <text:span text:style-name="T4">numeroOrdine </text:span>di <text:span text:style-name="T4">sequenza </text:span><text:s/>viene modificato secondo le <text:s/><text:span text:style-name="T23">regole di business.</text:span></text:p>
      <text:p text:style-name="P12"/>
      <text:p text:style-name="P18">posizionaRobot(pos)</text:p>
      <text:p text:style-name="P2"><text:span text:style-name="T23">Precondizioni: </text:span>Esiste <text:span text:style-name="T4">Robot In Allenamento </text:span><text:span text:style-name="T23">RA.</text:span></text:p>
      <text:p text:style-name="P2">Pos è una posizione sul robodromo.</text:p>
      <text:p text:style-name="P2"><text:span text:style-name="T23">Postcondizioni:</text:span><text:span text:style-name="T6"> <text:s/></text:span>l’attributo<text:span text:style-name="T4"> posizioneInizialeSulRobodromo</text:span> di <text:span text:style-name="T23">RA</text:span> viene modificato con il parametro <text:span text:style-name="T4">pos</text:span>.</text:p>
      <text:p text:style-name="P2"/>
      <text:p text:style-name="P18">eseguiProgramma()</text:p>
      <text:p text:style-name="P2"><text:span text:style-name="T23">Precondizioni: </text:span>Esiste un Allenamento <text:span text:style-name="T23">A </text:span>che ha l’attributo <text:span text:style-name="T4">inPausaSiONo</text:span> = <text:span text:style-name="T23">NO, </text:span>esiste <text:span text:style-name="T4">Robot In Allenamento </text:span><text:span text:style-name="T23">RA </text:span>che <text:span text:style-name="T4">possiede </text:span>un <text:span text:style-name="T4">programma</text:span> <text:span text:style-name="T23">P </text:span>con l’attributo <text:span text:style-name="T4">InEsecuzioneSiONo</text:span> = <text:span text:style-name="T23">NO</text:span>.</text:p>
      <text:p text:style-name="P11">Postcondizioni</text:p>
      <text:p text:style-name="P2">Viene creata un’associazione <text:span text:style-name="T4">corrente </text:span>tra <text:span text:style-name="T23">P </text:span>e una <text:span text:style-name="T4">scheda istruzione.</text:span></text:p>
      <text:p text:style-name="P2">L’attributo <text:s/><text:span text:style-name="T4">InEsecuzioneSiONo</text:span> di <text:span text:style-name="T23">P</text:span> viene impostato a <text:span text:style-name="T23">SI</text:span>. </text:p>
      <text:p text:style-name="P2"/>
      <text:p text:style-name="P18">metteInPausa()</text:p>
      <text:p text:style-name="P2"><text:span text:style-name="T23">Precondizioni: </text:span>Esiste un Allenamento <text:span text:style-name="T23">A</text:span> che ha l’attributo <text:span text:style-name="T4">inPausaSiONo</text:span> = <text:span text:style-name="T23">NO. </text:span>Esiste un <text:span text:style-name="T4">programma </text:span><text:span text:style-name="T23">P <text:s/></text:span>con l’attributo <text:span text:style-name="T4">InEsecuzioneSiONo</text:span> = <text:span text:style-name="T23">SI</text:span>.</text:p>
      <text:p text:style-name="P2"><text:span text:style-name="T23">Postcondizioni</text:span>: L’attributo <text:s/><text:span text:style-name="T4">inPausaSiONo</text:span> di <text:span text:style-name="T23">A</text:span> viene impostato a <text:span text:style-name="T23">SI</text:span> . L’attributo <text:span text:style-name="T4">InEsecuzioneSiONo</text:span> <text:s/>di <text:span text:style-name="T23">P</text:span> impostato a <text:span text:style-name="T23">NO.</text:span></text:p>
      <text:p text:style-name="P13"/>
      <text:p text:style-name="P18"><text:soft-page-break/>vaiIstruzione(istruzione)</text:p>
      <text:p text:style-name="P2"><text:span text:style-name="T23">Precondizioni: </text:span>Esiste un Allenamento <text:span text:style-name="T23">A </text:span>che ha l’attributo <text:span text:style-name="T4">inPausaSiONo</text:span> = <text:span text:style-name="T23">SI. </text:span>Esiste un <text:span text:style-name="T4">programma </text:span><text:span text:style-name="T23">P <text:s/></text:span>con l’attributo <text:span text:style-name="T4">InEsecuzioneSiONo</text:span> = <text:span text:style-name="T23">NO</text:span>.</text:p>
      <text:p text:style-name="P2"><text:span text:style-name="T4">Istruzione </text:span><text:s/>è una <text:span text:style-name="T4">scheda Istruzione.</text:span></text:p>
      <text:p text:style-name="P2"><text:span text:style-name="T23">Postcondizioni</text:span>: la <text:span text:style-name="T4">scheda istruzione </text:span><text:span text:style-name="T23">corrente </text:span>di <text:span text:style-name="T23">P </text:span>viene modificata a <text:span text:style-name="T4">istruzione.</text:span> </text:p>
      <text:p text:style-name="P13"/>
      <text:p text:style-name="P18">resume()</text:p>
      <text:p text:style-name="P2"><text:span text:style-name="T23">Precondizioni: </text:span>Esiste un Allenamento <text:span text:style-name="T23">A </text:span>ha l’attributo <text:span text:style-name="T4">inPausaSiONo</text:span> = <text:span text:style-name="T23">SI. </text:span>Esiste un <text:span text:style-name="T4">programma </text:span><text:span text:style-name="T23">P <text:s/></text:span>con l’attributo <text:span text:style-name="T4">InEsecuzioneSiONo</text:span> = <text:span text:style-name="T23">NO</text:span>.</text:p>
      <text:p text:style-name="P2"><text:span text:style-name="T23">Postcondizioni</text:span><text:span text:style-name="T6">: </text:span>L’attributo <text:span text:style-name="T4">inPausaSiONo</text:span> di <text:span text:style-name="T23">A</text:span> viene impostato a <text:span text:style-name="T23">NO</text:span>. L’attributo <text:span text:style-name="T4">InEsecuzioneSiONo</text:span> <text:s/>di <text:span text:style-name="T23">P</text:span> impostato a <text:span text:style-name="T23">SI.</text:span></text:p>
      <text:p text:style-name="P2"/>
      <text:p text:style-name="P18">terminaEsecuzione()</text:p>
      <text:p text:style-name="P2"><text:span text:style-name="T23">Precondizioni: </text:span>Esiste un Allenamento <text:span text:style-name="T23">A </text:span>ed<text:span text:style-name="T23"> </text:span>esiste<text:span text:style-name="T4"> </text:span>un <text:span text:style-name="T4">programma</text:span> <text:span text:style-name="T23">P </text:span>con l’attributo <text:span text:style-name="T4">inEsecuzioneSiONo</text:span> = <text:span text:style-name="T23">SI.</text:span></text:p>
      <text:p text:style-name="P2"><text:span text:style-name="T23">Postcondizioni</text:span><text:span text:style-name="T6">: </text:span>La lista di <text:span text:style-name="T4">stati </text:span>di <text:span text:style-name="T23">A </text:span>viene <text:s/>impostata ai valori iniziali.</text:p>
      <text:p text:style-name="P2">L’attributo <text:s/><text:span text:style-name="T4">InEsecuzioneSiONo</text:span> di <text:span text:style-name="T23">P</text:span> viene impostato a <text:span text:style-name="T23">NO. </text:span></text:p>
      <text:p text:style-name="P2"/>
      <text:p text:style-name="P18">terminaAllenamento()</text:p>
      <text:p text:style-name="P2"><text:span text:style-name="T23">Precondizioni: </text:span>Esiste<text:span text:style-name="T4"> </text:span>un <text:span text:style-name="T4">programma</text:span> <text:span text:style-name="T23">P</text:span> con l’attributo <text:span text:style-name="T4">inEsecuzioneSiONo</text:span> = <text:span text:style-name="T23">NO.</text:span></text:p>
      <text:p text:style-name="P3"><text:span text:style-name="T23">Postcondizioni</text:span><text:span text:style-name="T6">: </text:span><text:span text:style-name="T23">G</text:span> esce dalla <text:span text:style-name="T4">modalità</text:span> <text:span text:style-name="T4">Allenamento.</text:span></text:p>
      <text:p text:style-name="P3"/>
      <text:p text:style-name="P3"/>
      <text:p text:style-name="P3"><text:span text:style-name="T30">Subset #</text:span><text:span text:style-name="T31">3</text:span></text:p>
      <text:p text:style-name="P14"/>
      <text:p text:style-name="P14"><text:span text:style-name="T3">Precondizione globale</text:span>: <text:span text:style-name="T70">esiste una </text:span><text:span text:style-name="T13">partita</text:span><text:span text:style-name="T70"> avviata </text:span><text:span text:style-name="T25">P</text:span><text:span text:style-name="T70">, </text:span>esist<text:span text:style-name="T70">ono uno o più</text:span> <text:span text:style-name="T4">giocator</text:span><text:span text:style-name="T7">i</text:span> <text:span text:style-name="T24">G</text:span><text:span text:style-name="T26">(1..n)</text:span><text:span text:style-name="T32"> che partecipano a </text:span><text:span text:style-name="T26">P</text:span><text:span text:style-name="T32"> e ciascuno controlla almeno un </text:span><text:span text:style-name="T14">robot</text:span><text:span text:style-name="T32">, ciò vale </text:span>dall’inizio del caso d’uso e resta lo stesso per tutto l’UC.</text:p>
      <text:p text:style-name="P25">Giocare</text:p>
      <text:p text:style-name="P28">getSchede(robot)</text:p>
      <text:p text:style-name="P26"><text:span text:style-name="T23">Precondizioni: </text:span><text:span text:style-name="T65">il giocatore ha un </text:span><text:span text:style-name="T15">robot</text:span><text:span text:style-name="T65"> </text:span><text:span text:style-name="T27">R </text:span><text:span text:style-name="T69">non distrutto</text:span><text:span text:style-name="T66">.</text:span></text:p>
      <text:p text:style-name="P26"><text:span text:style-name="T38">Postcondizioni: </text:span><text:span text:style-name="T37">G </text:span><text:span text:style-name="T46">riceve un pool di </text:span><text:span text:style-name="T12">schede istruzione </text:span><text:span text:style-name="T46"><text:s/>da assegnare a </text:span><text:span text:style-name="T37">R</text:span><text:span text:style-name="T40">.</text:span></text:p>
      <text:p text:style-name="P19"><text:span text:style-name="T71">programmaRegistro</text:span>(<text:span text:style-name="T71">robot, registro, scheda</text:span>)</text:p>
      <text:p text:style-name="P26"><text:span text:style-name="T23">Precondizioni: </text:span><text:span text:style-name="T65">il giocatore ha un </text:span><text:span text:style-name="T15">robot</text:span><text:span text:style-name="T65"> </text:span><text:span text:style-name="T27">R</text:span><text:span text:style-name="T65"> </text:span><text:span text:style-name="T66">con un </text:span><text:span text:style-name="T16">registro</text:span><text:span text:style-name="T66"> </text:span><text:span text:style-name="T28">RE</text:span><text:span text:style-name="T66"> vuoto e non bloccato. </text:span></text:p>
      <text:p text:style-name="P26"><text:span text:style-name="T67">s</text:span><text:span text:style-name="T16">cheda </text:span><text:span text:style-name="T48">è una scheda istruzione.</text:span></text:p>
      <text:p text:style-name="P4"><text:span text:style-name="T38">Postcondizioni: </text:span><text:span text:style-name="T8">scheda</text:span><text:span text:style-name="T40"> viene assegnata a </text:span><text:span text:style-name="T33">RE</text:span><text:span text:style-name="T40">.</text:span></text:p>
      <text:p text:style-name="P15"/>
      <text:p text:style-name="P20"/>
      <text:p text:style-name="P20"><text:soft-page-break/><text:span text:style-name="T72">spegniRobot</text:span>(<text:span text:style-name="T72">robot</text:span>)</text:p>
      <text:p text:style-name="P5"><text:span text:style-name="T23">Precondizioni:</text:span><text:span text:style-name="T64"> </text:span><text:span text:style-name="T49">l'attributo </text:span><text:span text:style-name="T17">spentoSiONo</text:span><text:span text:style-name="T49"> di </text:span><text:span text:style-name="T17">robot</text:span><text:span text:style-name="T49"> è settato a </text:span><text:span text:style-name="T58">NO</text:span><text:span text:style-name="T39">.</text:span></text:p>
      <text:p text:style-name="P6"><text:span text:style-name="T23">Postcondizioni</text:span><text:span text:style-name="T63">:</text:span><text:span text:style-name="T47"> </text:span><text:span text:style-name="T49">l'attributo </text:span><text:span text:style-name="T17">spentoSiONo</text:span><text:span text:style-name="T49"> di </text:span><text:span text:style-name="T17">robot</text:span><text:span text:style-name="T49"> viene assegnato a </text:span><text:span text:style-name="T58">SI</text:span><text:span text:style-name="T39">.</text:span></text:p>
      <text:p text:style-name="P6"/>
      <text:p text:style-name="P23"><text:span text:style-name="T76">iniziaManche</text:span>()</text:p>
      <text:p text:style-name="P10"><text:span text:style-name="T23">Precondizioni:</text:span><text:span text:style-name="T64"> </text:span><text:span text:style-name="T41">l'attributo</text:span><text:span text:style-name="T42"> </text:span><text:span text:style-name="T11">prontoSiONo</text:span><text:span text:style-name="T10"> </text:span><text:span text:style-name="T41">d</text:span><text:span text:style-name="T43">el giocatore </text:span><text:span text:style-name="T36">G </text:span><text:span text:style-name="T45">è impostato a </text:span><text:span text:style-name="T36">NO</text:span><text:span text:style-name="T45">,</text:span><text:span text:style-name="T36"> </text:span><text:span text:style-name="T54">ogni robot </text:span><text:span text:style-name="T56">di </text:span><text:span text:style-name="T62">G</text:span><text:span text:style-name="T54"> è stato programmato.</text:span></text:p>
      <text:p text:style-name="P24"><text:span text:style-name="T38">Postcondizioni:</text:span><text:span text:style-name="T9"> </text:span><text:span text:style-name="T41">l'attributo</text:span><text:span text:style-name="T42"> </text:span><text:span text:style-name="T11">prontoSiONo</text:span><text:span text:style-name="T10"> </text:span><text:span text:style-name="T41">d</text:span><text:span text:style-name="T43">el giocatore</text:span><text:span text:style-name="T34"> </text:span><text:span text:style-name="T41">viene settato a </text:span><text:span text:style-name="T34">SI</text:span><text:span text:style-name="T39">.</text:span></text:p>
      <text:p text:style-name="P21"><text:span text:style-name="T73">attivaUpgrade</text:span>(<text:span text:style-name="T74">upgrade</text:span>)</text:p>
      <text:p text:style-name="P7"><text:span text:style-name="T23">Precondizioni:</text:span><text:span text:style-name="T64"> </text:span><text:span text:style-name="T68">il </text:span><text:span text:style-name="T18">robot</text:span><text:span text:style-name="T50"> </text:span><text:span text:style-name="T59">R</text:span><text:span text:style-name="T50"> ha attributo </text:span><text:span text:style-name="T17">spentoSiONo </text:span><text:span text:style-name="T50">= </text:span><text:span text:style-name="T59">NO</text:span><text:span text:style-name="T50"> </text:span><text:span text:style-name="T53">e </text:span><text:span text:style-name="T19">upgrade</text:span><text:span text:style-name="T51"> </text:span><text:span text:style-name="T52">ha attributo </text:span><text:span text:style-name="T20">attivatoSiONo </text:span><text:span text:style-name="T52">= </text:span><text:span text:style-name="T60">NO</text:span><text:span text:style-name="T51">.</text:span></text:p>
      <text:p text:style-name="P8"><text:span text:style-name="T38">Postcondizioni:</text:span><text:span text:style-name="T9"> </text:span><text:span text:style-name="T41">l'attributo</text:span><text:span text:style-name="T42"> </text:span><text:span text:style-name="T10">attivatoSiONo </text:span><text:span text:style-name="T41">di </text:span><text:span text:style-name="T9">upgrade</text:span><text:span text:style-name="T34"> </text:span><text:span text:style-name="T41">viene settato a </text:span><text:span text:style-name="T34">SI</text:span><text:span text:style-name="T39">.</text:span></text:p>
      <text:p text:style-name="P8"/>
      <text:p text:style-name="P22"><text:span text:style-name="T75">esciDaPartita</text:span>()</text:p>
      <text:p text:style-name="P9"><text:span text:style-name="T23">Precondizioni:</text:span><text:span text:style-name="T64"> </text:span><text:span text:style-name="T55">il giocatore </text:span><text:span text:style-name="T61">G </text:span><text:span text:style-name="T55">non ha più robot a disposizione</text:span><text:span text:style-name="T51">.</text:span></text:p>
      <text:p text:style-name="P9"><text:span text:style-name="T38">Postcondizioni:</text:span><text:span text:style-name="T9"> </text:span><text:span text:style-name="T35">G</text:span><text:span text:style-name="T44"> esce da </text:span><text:span text:style-name="T35">P</text:span><text:span text:style-name="T3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MacOSX_X86_64 LibreOffice_project/7556cbc6811c9d992f4064ab9287069087d7f62c</meta:generator>
    <dc:date>2017-09-25T10:23:02.780618000</dc:date>
    <meta:editing-duration>P2DT6H33M1S</meta:editing-duration>
    <meta:editing-cycles>46</meta:editing-cycles>
    <meta:document-statistic meta:table-count="0" meta:image-count="0" meta:object-count="0" meta:page-count="5" meta:paragraph-count="111" meta:word-count="1037" meta:character-count="7419" meta:non-whitespace-character-count="6453"/>
  </office:meta>
</office:document-meta>
</file>